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ElementMap.readObject( java . io . ObjectInputStream i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nnotatedElementMap.writeObject( java . io . Object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edElementMap.setProperty( PropertyKey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Map.isValidMapClass( Class map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edElementMap.getMethodArgs( Method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edElementMap.getMethodMapClass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edElementMap.getProperty( PropertyKey ke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nnotatedElementMap.AnnotatedElementMap( AnnotatedElement annotEl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edElementMap.containsPropertySet( Class &lt; ? extends Annotation &gt; property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Map.getAnnotate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